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9cm"/>
    </style:style>
    <style:style style:name="co2" style:family="table-column">
      <style:table-column-properties fo:break-before="auto" style:column-width="0.6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.886cm" svg:y="0.1cm">
            <draw:object draw:notify-on-update-of-ranges="Sheet1.A1:Sheet1.A1 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ublishers</text:p>
          </table:table-cell>
          <table:table-cell office:value-type="string">
            <text:p>Avg elapsed 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8">
            <text:p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1/09/2011</text:date>, <text:time>17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9-21T17:13:43</dc:date>
    <dc:creator>duy </dc:creator>
    <meta:document-statistic meta:table-count="1" meta:cell-count="10" meta:object-count="1"/>
    <meta:generator>LibreOffice/3.4$Linu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015cm" svg:y="0.315cm" chart:style-name="ch2">
          <text:p>Message avg. time to arrive to subscribers by number of publishers</text:p>
        </chart:title>
        <chart:legend chart:legend-position="end" svg:x="11.982cm" svg:y="4.212cm" style:legend-expansion="high" chart:style-name="ch3"/>
        <chart:plot-area chart:style-name="ch4" table:cell-range-address="Sheet1.A1:Sheet1.B5" chart:data-source-has-labels="both" svg:x="1.314cm" svg:y="1.64cm" svg:width="10.029cm" svg:height="6.216cm">
          <chartooo:coordinate-region svg:x="1.963cm" svg:y="1.828cm" svg:width="8.981cm" svg:height="5.403cm"/>
          <chart:axis chart:dimension="x" chart:name="primary-x" chart:style-name="ch5" chartooo:axis-type="auto">
            <chartooo:date-scale/>
            <chart:title svg:x="4.879cm" svg:y="8.037cm" chart:style-name="ch6">
              <text:p>Numer of publishers</text:p>
            </chart:title>
            <chart:categories table:cell-range-address="Sheet1.A2:Sheet1.A5"/>
          </chart:axis>
          <chart:axis chart:dimension="y" chart:name="primary-y" chart:style-name="ch5">
            <chart:title svg:x="0.451cm" svg:y="7.069cm" chart:style-name="ch7">
              <text:p>Avg. ellapsed time (millisecond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lapsed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5</svg:desc>
                </draw:g>
              </table:table-cell>
              <table:table-cell office:value-type="float" office:value="36">
                <text:p>36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